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2pt" style:font-size-asian="12pt" style:font-name-complex="Arial" style:font-size-complex="12pt"/>
    </style:style>
    <style:style style:name="P3" style:family="paragraph" style:parent-style-name="Standard">
      <style:text-properties fo:language="sv" fo:country="SE" style:language-asian="sv" style:country-asian="SE"/>
    </style:style>
    <style:style style:name="P4" style:family="paragraph" style:parent-style-name="Standard">
      <style:text-properties fo:color="#ffffff" fo:font-size="12pt" style:font-size-asian="12pt" style:font-name-complex="Arial" style:font-size-complex="12pt"/>
    </style:style>
    <style:style style:name="P5" style:family="paragraph" style:parent-style-name="Standard">
      <style:text-properties fo:font-size="6pt" fo:letter-spacing="0.026cm" style:font-size-asian="6pt" style:font-size-complex="12pt" style:font-style-complex="italic"/>
    </style:style>
    <style:style style:name="P6" style:family="paragraph" style:parent-style-name="Standard" style:list-style-name="" style:master-page-name="Standard">
      <style:paragraph-properties style:page-number="auto"/>
    </style:style>
    <style:style style:name="P7" style:family="paragraph" style:parent-style-name="Footer">
      <style:paragraph-properties fo:text-align="center" style:justify-single-word="false"/>
      <style:text-properties fo:color="#a6a6a6" fo:font-size="7pt" style:font-size-asian="7pt" style:font-name-complex="Arial" style:font-size-complex="7pt"/>
    </style:style>
    <style:style style:name="T1" style:family="text">
      <style:text-properties style:font-name-complex="Arial" style:font-size-complex="10pt"/>
    </style:style>
    <style:style style:name="T2" style:family="text">
      <style:text-properties fo:font-style="normal" style:font-style-asian="normal" style:font-size-complex="10pt" style:font-style-complex="normal"/>
    </style:style>
    <style:style style:name="T3" style:family="text">
      <style:text-properties fo:font-size="10pt" style:font-size-asian="10pt" style:font-size-complex="10pt"/>
    </style:style>
    <style:style style:name="T4" style:family="text">
      <style:text-properties fo:font-size="6pt" style:font-size-asian="6pt"/>
    </style:style>
    <style:style style:name="T5" style:family="text">
      <style:text-properties style:font-name="Arial Rounded MT Bold" fo:font-size="19pt" style:font-size-asian="19pt" style:font-name-complex="Arial Rounded MT Bold" style:font-size-complex="19pt"/>
    </style:style>
    <style:style style:name="T6" style:family="text">
      <style:text-properties style:font-name="Arial Rounded MT Bold" fo:font-size="12pt" style:font-size-asian="12pt" style:font-name-complex="Arial Rounded MT Bold" style:font-size-complex="12pt"/>
    </style:style>
    <style:style style:name="T7" style:family="text">
      <style:text-properties fo:font-size="12pt" style:font-size-asian="12pt" style:font-name-complex="Arial" style:font-size-complex="12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Sect1" style:family="section">
      <style:section-properties style:writing-mode="lr-tb" style:editable="false">
        <style:columns fo:column-count="2" fo:column-gap="1.249cm">
          <style:column style:rel-width="32767*" fo:start-indent="0cm" fo:end-indent="0.624cm"/>
          <style:column style:rel-width="32767*" fo:start-indent="0.624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section text:style-name="Sect1" text:name="Område1">
        <text:p text:style-name="Inget_20_avstånd">Företagsnamn</text:p>
        <text:p text:style-name="Inget_20_avstånd">Adress</text:p>
        <text:p text:style-name="Inget_20_avstånd">Postnummer och ort</text:p>
        <text:p text:style-name="Inget_20_avstånd">Land**</text:p>
        <text:p text:style-name="Inget_20_avstånd"/>
        <text:h text:style-name="Heading_20_2" text:outline-level="2">Organisationsnummer:</text:h>
        <text:p text:style-name="Inget_20_avstånd">Organisationsnumret</text:p>
        <text:h text:style-name="Heading_20_2" text:outline-level="2">Behörig firmatecknare:</text:h>
        <text:p text:style-name="Inget_20_avstånd">**Namn på firmatecknare**</text:p>
        <text:h text:style-name="Heading_20_2" text:outline-level="2">Telefon:</text:h>
        <text:p text:style-name="Inget_20_avstånd">**Telefonnumret**</text:p>
        <text:h text:style-name="Heading_20_2" text:outline-level="2">Säte:</text:h>
        <text:p text:style-name="Inget_20_avstånd">**Sätesort**</text:p>
        <text:p text:style-name="Standard"/>
        <text:p text:style-name="Inget_20_avstånd">Praktikant</text:p>
        <text:p text:style-name="Inget_20_avstånd">Adress</text:p>
        <text:p text:style-name="Inget_20_avstånd">Postnummer och ort</text:p>
        <text:p text:style-name="Inget_20_avstånd">Land</text:p>
        <text:p text:style-name="Inget_20_avstånd"/>
        <text:p text:style-name="Inget_20_avstånd"/>
        <text:h text:style-name="Heading_20_2" text:outline-level="2"/>
        <text:p text:style-name="Inget_20_avstånd"/>
        <text:h text:style-name="Heading_20_2" text:outline-level="2"/>
        <text:p text:style-name="Inget_20_avstånd"/>
        <text:h text:style-name="Heading_20_2" text:outline-level="2"/>
        <text:p text:style-name="Inget_20_avstånd"/>
        <text:p text:style-name="Standard"/>
      </text:section>
      <text:section text:style-name="Sect2" text:name="Område2">
        <text:p text:style-name="Standard">Mot bakgrund av att ovanstående student på Iterums yrkeshögskoleutbildning till redovisningsekonom ska göra sin praktik hos ovanstående arbetsgivare tecknas nedan ett avtal om sekretess då uppgifter av konfidentiellt slag kan komma att föreligga. <text:s/></text:p>
        <text:h text:style-name="Heading_20_1" text:outline-level="1">1. Konfidentiell information</text:h>
        <text:p text:style-name="Standard"><text:span text:style-name="T1">Konfidentiell information är information om företaget/organisationen (praktikplatsen), oavsett slag, som kan komma att lämnas under praktikperioden som berör kunskap, affärshemligheter eller annan information oavsett typ och vars yppande kan komma att skada företaget/organisationen.</text:span></text:p>
        <text:h text:style-name="Heading_20_1" text:outline-level="1">2. Icke-konfidentiell information</text:h>
        <text:p text:style-name="Standard">Information som är allmänt veterlig, eller som avtalsparterna redan vet om varandra sedan innan samarbetets början, anses inte vara konfidentiell information. </text:p>
        <text:h text:style-name="Heading_20_1" text:outline-level="1">3. Sekretessen gäller</text:h>
        <text:p text:style-name="Standard"><text:span text:style-name="Emphasis"><text:span text:style-name="T2">Detta avtal om sekretess innebär att ingen av avtalsparterna får lämna ut sådan konfidentiell information om varandra till någon utomstående, såsom personer, företag, myndigheter och organisationer.</text:span></text:span></text:p>
        <text:h text:style-name="Heading_20_1" text:outline-level="1"><text:span text:style-name="Emphasis"><text:span text:style-name="T2">4. Undantag från sekretess</text:span></text:span></text:h>
        <text:p text:style-name="Standard">Konfidentiell information kan dock ges ut om den ena avtalsparten tillåter den andra avtalsparten att göra detta, eller om myndighet beslutat att sådan information ska lämnas ut.</text:p>
        <text:h text:style-name="Heading_20_1" text:outline-level="1">5. Återlämnande av konfidentiell information</text:h>
        <text:p text:style-name="Standard">Vid upphörandet av parternas samarbete ska konfidentiell information återlämnas. Återlämnande ska också ske om någon av avtalsparterna kräver detta.</text:p>
        <text:h text:style-name="Heading_20_1" text:outline-level="1">6. Vite vid avtalsförbrytelse</text:h>
        <text:p text:style-name="Standard">Om någon av avtalsparterna bryter mot detta avtal om sekretess ska vite utgå med **belopp**.</text:p>
        <text:h text:style-name="Heading_20_1" text:outline-level="1">7. Övrigt</text:h>
        <text:p text:style-name="Standard">Om något bör tilläggas till avtalet kan detta skrivas här.</text:p>
      </text:section>
      <text:section text:style-name="Sect1" text:name="Område3">
        <text:h text:style-name="Heading_20_1" text:outline-level="1"><text:soft-page-break/></text:h>
        <text:h text:style-name="Heading_20_1" text:outline-level="1">Behörig firmatecknare för</text:h>
        <text:h text:style-name="Heading_20_1" text:outline-level="1">**namn på företag/organisation**</text:h>
        <text:p text:style-name="Subtitle">Datum och ort<text:line-break/></text:p>
        <text:p text:style-name="P1"/>
        <text:p text:style-name="Standard"/>
        <text:p text:style-name="Standard">.......................................................................<text:line-break/><text:span text:style-name="Underrubrik_20_Char"><text:span text:style-name="T4">Underskrift</text:span></text:span></text:p>
        <text:p text:style-name="Standard"><text:span text:style-name="Underrubrik_20_Char"><text:span text:style-name="T4"/></text:span></text:p>
        <text:p text:style-name="Standard">.......................................................................<text:line-break/><text:span text:style-name="Underrubrik_20_Char"><text:span text:style-name="T4">Namnförtydligande</text:span></text:span></text:p>
        <text:h text:style-name="Heading_20_1" text:outline-level="1"><text:span text:style-name="Underrubrik_20_Char"><text:span text:style-name="T4"/></text:span></text:h>
        <text:h text:style-name="Heading_20_1" text:outline-level="1">Namn på studenten/praktikanten</text:h>
        <text:h text:style-name="Heading_20_1" text:outline-level="1"/>
        <text:p text:style-name="Subtitle">Datum och ort<text:line-break/></text:p>
        <text:p text:style-name="P1"/>
        <text:p text:style-name="Standard"/>
        <text:p text:style-name="Standard">.......................................................................<text:line-break/><text:span text:style-name="Underrubrik_20_Char"><text:span text:style-name="T4">Underskrift</text:span></text:span></text:p>
        <text:p text:style-name="Standard"><text:span text:style-name="Underrubrik_20_Char"><text:span text:style-name="T4"/></text:span></text:p>
        <text:p text:style-name="Standard"><text:span text:style-name="Underrubrik_20_Char"><text:span text:style-name="T4">.......................................................................<text:line-break/>Namnförtydligande</text:span></text:span></text:p>
      </text:section>
      <text:section text:style-name="Sect3" text:name="Område4">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sv" fo:country="S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Arial" fo:font-family="Arial" style:font-family-generic="swiss"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together="always" fo:keep-with-next="always"/>
      <style:text-properties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06cm" fo:margin-bottom="0cm" loext:contextual-spacing="false" fo:keep-together="always" fo:keep-with-next="always"/>
      <style:text-properties fo:font-size="9pt"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13pt" style:font-weight-complex="bold"/>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Ballong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get_20_avstånd" style:display-name="Inget avstånd" style:family="paragraph">
      <style:paragraph-properties fo:orphans="2" fo:widows="2"/>
      <style:text-properties style:use-window-font-color="true" style:font-name="Arial" fo:font-family="Arial" style:font-family-generic="swiss"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1pt" style:language-complex="ar" style:country-complex="SA"/>
    </style:style>
    <style:style style:name="Subtitle" style:family="paragraph" style:parent-style-name="Standard" style:next-style-name="Standard" style:class="chapter">
      <style:text-properties fo:font-size="6pt" fo:letter-spacing="0.026cm" style:font-name-asian="Times New Roman" style:font-family-asian="'Times New Roman'" style:font-family-generic-asian="roman" style:font-pitch-asian="variable" style:font-size-asian="6pt" style:font-name-complex="Times New Roman" style:font-family-complex="'Times New Roman'" style:font-family-generic-complex="roman" style:font-pitch-complex="variable" style:font-size-complex="12pt" style:font-style-complex="italic"/>
    </style:style>
    <style:style style:name="Frame_20_contents" style:display-name="Frame contents" style:family="paragraph" style:parent-style-name="Standard" style:class="extra"/>
    <style:style style:name="Standardstycketeckensnitt" style:family="text"/>
    <style:style style:name="Rubrik_20_1_20_Char" style:display-name="Rubrik 1 Char" style:family="tex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2_20_Char" style:display-name="Rubrik 2 Char" style:family="tex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Sidhuvud_20_Char" style:display-name="Sidhuvud Char" style:family="text">
      <style:text-properties style:font-name-complex="Times New Roman" style:font-family-complex="'Times New Roman'" style:font-family-generic-complex="roman" style:font-pitch-complex="variable"/>
    </style:style>
    <style:style style:name="Sidfot_20_Char" style:display-name="Sidfot Char" style:family="text">
      <style:text-properties style:font-name-complex="Times New Roman" style:font-family-complex="'Times New Roman'" style:font-family-generic-complex="roman" style:font-pitch-complex="variable"/>
    </style:style>
    <style:style style:name="Ballongtext_20_Char" style:display-name="Ballong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Emphasis" style:family="text">
      <style:text-properties fo:font-style="italic" style:font-style-asian="italic" style:font-name-complex="Times New Roman" style:font-family-complex="'Times New Roman'" style:font-family-generic-complex="roman" style:font-pitch-complex="variable" style:font-style-complex="italic"/>
    </style:style>
    <style:style style:name="Underrubrik_20_Char" style:display-name="Underrubrik Char" style:family="text">
      <style:text-properties style:font-name="Arial" fo:font-family="Arial" style:font-family-generic="swiss" style:font-pitch="variable" fo:font-size="12pt" fo:letter-spacing="0.026cm"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language="sv" fo:country="SE" style:language-asian="sv" style:country-asian="SE"/>
    </style:style>
    <style:style style:name="MP2" style:family="paragraph" style:parent-style-name="Standard">
      <style:text-properties fo:font-size="12pt" style:font-size-asian="12pt" style:font-name-complex="Arial" style:font-size-complex="12pt"/>
    </style:style>
    <style:style style:name="MP3" style:family="paragraph" style:parent-style-name="Standard">
      <style:text-properties fo:color="#ffffff" fo:font-size="12pt" style:font-size-asian="12pt" style:font-name-complex="Arial" style:font-size-complex="12pt"/>
    </style:style>
    <style:style style:name="MP4" style:family="paragraph" style:parent-style-name="Footer">
      <style:paragraph-properties fo:text-align="center" style:justify-single-word="false"/>
      <style:text-properties fo:color="#a6a6a6" fo:font-size="7pt" style:font-size-asian="7pt" style:font-name-complex="Arial" style:font-size-complex="7pt"/>
    </style:style>
    <style:style style:name="MT1" style:family="text">
      <style:text-properties style:font-name="Arial Rounded MT Bold" fo:font-size="19pt" style:font-size-asian="19pt" style:font-name-complex="Arial Rounded MT Bold" style:font-size-complex="19pt"/>
    </style:style>
    <style:style style:name="MT2" style:family="text">
      <style:text-properties style:font-name="Arial Rounded MT Bold" fo:font-size="12pt" style:font-size-asian="12pt" style:font-name-complex="Arial Rounded MT Bold" style:font-size-complex="12pt"/>
    </style:style>
    <style:style style:name="MT3" style:family="text">
      <style:text-properties fo:font-size="12pt" style:font-size-asian="12pt" style:font-name-complex="Arial" style:font-size-complex="12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padding-left="0.256cm" fo:padding-right="0.256cm" fo:padding-top="0.129cm" fo:padding-bottom="0.129cm" fo:border="none"/>
    </style:style>
    <style:page-layout style:name="Mpm1">
      <style:page-layout-properties fo:page-width="21.001cm" fo:page-height="29.7cm" style:num-format="1" style:print-orientation="portrait" fo:margin-top="1.251cm" fo:margin-bottom="1.25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bottom="0.152cm" style:dynamic-spacing="true"/>
      </style:header-style>
      <style:footer-style>
        <style:header-footer-properties fo:min-height="0.25cm" fo:margin-top="0.152cm" style:dynamic-spacing="true"/>
      </style:footer-style>
    </style:page-layout>
  </office:automatic-styles>
  <office:master-styles>
    <style:master-page style:name="Standard" style:page-layout-name="Mpm1">
      <style:header>
        <text:p text:style-name="MP1"><draw:frame draw:style-name="Mfr1" draw:name="Ram1" text:anchor-type="char" svg:x="0cm" svg:y="0.25cm" svg:width="17cm" svg:height="1cm" draw:z-index="1"><draw:text-box><text:p text:style-name="Standard"><text:span text:style-name="MT1">SEKRETESSAVTAL<text:tab/><text:tab/><text:tab/></text:span><text:span text:style-name="MT2"><text:tab/></text:span><text:span text:style-name="MT3">Sida </text:span><text:span text:style-name="MT3"><text:page-number text:select-page="current">2</text:page-number></text:span><text:span text:style-name="MT3"> (</text:span><text:span text:style-name="MT3"><text:page-count style:num-format="1">2</text:page-count></text:span><text:span text:style-name="MT3">)</text:span></text:p><text:p text:style-name="MP2"/></draw:text-box></draw:frame></text:p>
        <text:p text:style-name="MP3"/>
      </style:header>
      <style:footer>
        <text:p text:style-name="MP4"/>
        <text:p text:style-name="MP4"/>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aela</meta:initial-creator>
    <meta:creation-date>2013-03-25T13:45:00</meta:creation-date>
    <dc:creator>Katarina Sand</dc:creator>
    <dc:date>2015-06-10T13:14:00</dc:date>
    <meta:print-date>2010-06-28T14:32:00</meta:print-date>
    <meta:editing-cycles>7</meta:editing-cycles>
    <meta:editing-duration>PT14M</meta:editing-duration>
    <meta:document-statistic meta:table-count="0" meta:image-count="0" meta:object-count="0" meta:page-count="2" meta:paragraph-count="41" meta:word-count="258" meta:character-count="2249" meta:non-whitespace-character-count="2024"/>
    <meta:generator>LibreOffice/5.0.2.2$Linux_X86_64 LibreOffice_project/00m0$Build-2</meta:generator>
  </office:meta>
</office:document-meta>
</file>